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600000923BF81612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text-properties officeooo:rsid="0017473f" officeooo:paragraph-rsid="0017473f"/>
    </style:style>
    <style:style style:name="P4" style:family="paragraph" style:parent-style-name="Text_20_body">
      <style:text-properties officeooo:rsid="00186d1c" officeooo:paragraph-rsid="00186d1c"/>
    </style:style>
    <style:style style:name="P5" style:family="paragraph" style:parent-style-name="Heading">
      <style:text-properties officeooo:rsid="0014dca0" officeooo:paragraph-rsid="0014dca0"/>
    </style:style>
    <style:style style:name="P6" style:family="paragraph" style:parent-style-name="Text_20_body" style:master-page-name="First_20_Page">
      <style:paragraph-properties style:page-number="auto"/>
    </style:style>
    <style:style style:name="P7" style:family="paragraph" style:parent-style-name="Text_20_body" style:list-style-name="L1">
      <style:text-properties officeooo:rsid="001756eb" officeooo:paragraph-rsid="001756eb"/>
    </style:style>
    <style:style style:name="P8" style:family="paragraph" style:parent-style-name="Text_20_body" style:list-style-name="L2">
      <style:text-properties officeooo:rsid="00186d1c" officeooo:paragraph-rsid="00186d1c"/>
    </style:style>
    <style:style style:name="P9" style:family="paragraph" style:parent-style-name="Text_20_body" style:list-style-name="L2">
      <style:text-properties officeooo:rsid="0018cdb3" officeooo:paragraph-rsid="0018cdb3"/>
    </style:style>
    <style:style style:name="P10" style:family="paragraph" style:parent-style-name="Heading_20_2">
      <style:text-properties officeooo:rsid="001756eb" officeooo:paragraph-rsid="001756eb"/>
    </style:style>
    <style:style style:name="P11" style:family="paragraph" style:parent-style-name="Heading_20_2">
      <style:text-properties officeooo:rsid="00180a7d" officeooo:paragraph-rsid="00180a7d"/>
    </style:style>
    <style:style style:name="P12" style:family="paragraph" style:parent-style-name="Heading_20_1">
      <style:text-properties officeooo:rsid="0017473f" officeooo:paragraph-rsid="0017473f"/>
    </style:style>
    <style:style style:name="P13" style:family="paragraph" style:parent-style-name="Heading_20_1">
      <style:paragraph-properties fo:break-before="page"/>
      <style:text-properties officeooo:rsid="0014dca0" officeooo:paragraph-rsid="0014dca0"/>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756eb"/>
    </style:style>
    <style:style style:name="T2" style:family="text">
      <style:text-properties officeooo:rsid="0018cdb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LIE<text:line-break/>Benoît</text:p>
      <text:p text:style-name="P5">Cahier des charges</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4">1) Contexte<text:tab/>2</text:p>
          <text:p text:style-name="P14">2) Attentes<text:tab/>2</text:p>
          <text:p text:style-name="P15">2.1) Fonctionnalités requises<text:tab/>2</text:p>
          <text:p text:style-name="P15">2.2) Attentes techniques<text:tab/>2</text:p>
        </text:index-body>
      </text:table-of-content>
      <text:h text:style-name="P13" text:outline-level="1">Contexte</text:h>
      <text:p text:style-name="Text_20_body">Le grand Lyon (les 9 arrondissements de Lyon et sa banlieue limitrophe) met à la disposition de ses habitants ou des touristes ses 4000 vélos, répartis dans ses 300 stations. Les utilisateurs peuvent les louer moyennant un abonnement et une contribution en fonction du temps d’utilisation.</text:p>
      <text:p text:style-name="P3">Les vélos sont entretenus soit sur place, soit dans un atelier où travaillent 3 techniciens et un responsable des achats chargé des commandes de pièces détachées mais aussi de rédiger des demande de remplacement des vélos volés ou non réparables.</text:p>
      <text:h text:style-name="P12" text:outline-level="1">Attentes</text:h>
      <text:p text:style-name="P3">Vous devez concevoir <text:span text:style-name="T1">un application à l'attention des techniciens afin qu'il puisse gérer le parc de vélo en circulation et la réparation de ceux-ci. Les techniciens sont équipé de tablettes Android et l'application doit donc pouvoir s'y adapter.</text:span></text:p>
      <text:h text:style-name="P10" text:outline-level="2">Fonctionnalités requises</text:h>
      <text:list xml:id="list5579891076151278830" text:style-name="L1">
        <text:list-item>
          <text:p text:style-name="P7">visualiser les stations,</text:p>
        </text:list-item>
        <text:list-item>
          <text:p text:style-name="P7">visualiser les informations des vélos présent dans la station,</text:p>
        </text:list-item>
        <text:list-item>
          <text:p text:style-name="P7">changer l'état des vélo et modifier certaines informations,</text:p>
        </text:list-item>
        <text:list-item>
          <text:p text:style-name="P7">créer une intervention,</text:p>
        </text:list-item>
        <text:list-item>
          <text:p text:style-name="P7">visualiser ses interventions,</text:p>
        </text:list-item>
        <text:list-item>
          <text:p text:style-name="P7">créer une demande d'intervention si il ne peut pas la réaliser lui même,</text:p>
        </text:list-item>
        <text:list-item>
          <text:p text:style-name="P7">visualiser toutes les demandes d'interventions non traitées.</text:p>
        </text:list-item>
      </text:list>
      <text:h text:style-name="P11" text:outline-level="2"><text:span text:style-name="T2">Points</text:span> techniques</text:h>
      <text:list xml:id="list1257938547507018271" text:style-name="L2">
        <text:list-item>
          <text:p text:style-name="P8">Utilisation d'une gestion des versions,</text:p>
        </text:list-item>
        <text:list-item>
          <text:p text:style-name="P8">mise en place d'une application évolutive,</text:p>
        </text:list-item>
        <text:list-item>
          <text:p text:style-name="P8">application mobile fonctionnelle,</text:p>
        </text:list-item>
        <text:list-item>
          <text:p text:style-name="P8">planification du travaille,</text:p>
        </text:list-item>
        <text:list-item>
          <text:p text:style-name="P8">documentation technique,</text:p>
        </text:list-item>
        <text:list-item>
          <text:p text:style-name="P9">conception en objet,</text:p>
        </text:list-item>
        <text:list-item>
          <text:p text:style-name="P9">utilisation d'un MVC.</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variant="small-caps" fo:color="#008080" style:font-name="Liberation Mono" fo:font-family="'Liberation Mono'" style:font-style-name="Gras" style:font-family-generic="modern" style:font-pitch="fixed" fo:font-size="22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style:font-name="Linux Biolinum" fo:font-family="'Linux Biolinum'"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Contexte</text:chapter></text:p>
      </style:header>
      <style:footer>
        <text:p text:style-name="Footer">B. ELIE<text:tab/><text:tab/>p. <text:page-number text:select-page="current">2</text:page-number>/<text:page-count>2</text:page-count></text:p>
      </style:footer>
    </style:master-page>
    <style:master-page style:name="First_20_Page" style:display-name="First Page" style:page-layout-name="Mpm2" style:next-style-name="Standard">
      <style:header>
        <text:p text:style-name="MP2">v.1<text:tab/><text:tab/><text:date style:data-style-name="N37" text:date-value="2014-03-30T23:04:47.365885823">30/03/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5:59:06.477699912</meta:creation-date>
    <dc:title>rapport bts</dc:title>
    <meta:editing-duration>PT1H44M20S</meta:editing-duration>
    <meta:editing-cycles>6</meta:editing-cycles>
    <meta:generator>LibreOffice/4.1.3.2$Linux_X86_64 LibreOffice_project/410m0$Build-2</meta:generator>
    <meta:initial-creator>benoit </meta:initial-creator>
    <dc:date>2014-03-30T23:04:47.344212441</dc:date>
    <dc:creator>benoit </dc:creator>
    <meta:document-statistic meta:table-count="0" meta:image-count="0" meta:object-count="0" meta:page-count="2" meta:paragraph-count="31" meta:word-count="246" meta:character-count="1555" meta:non-whitespace-character-count="1356"/>
    <meta:template xlink:type="simple" xlink:actuate="onRequest" xlink:title="rapport bts" xlink:href="../../../../../../../home/benoit/.config/libreoffice/4/user/template/rapport%20bts.ott" meta:date="2014-03-30T15:59:05.981615867"/>
  </office:meta>
</office:document-meta>
</file>